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3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dd3333" style:font-name="Courier" fo:font-size="21.75pt" fo:letter-spacing="normal" fo:font-weight="bold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Heading_20_2">
      <style:paragraph-properties fo:margin-top="0cm" fo:margin-bottom="0.476cm" loext:contextual-spacing="false" fo:text-align="start" style:justify-single-word="false"/>
      <style:text-properties fo:color="#dd3333" fo:font-size="21.75pt" fo:letter-spacing="normal"/>
    </style:style>
    <style:style style:name="P5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6" style:family="paragraph" style:parent-style-name="Text_20_body">
      <style:text-properties officeooo:paragraph-rsid="000da063"/>
    </style:style>
    <style:style style:name="T1" style:family="text">
      <style:text-properties fo:font-size="12pt"/>
    </style:style>
    <style:style style:name="T2" style:family="text">
      <style:text-properties fo:font-size="12pt" officeooo:rsid="000da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ttps://www.getopenerp.com/install-odoo-10-on-ubuntu-16-04/</text:p>
      <text:p text:style-name="P1"/>
      <text:h text:style-name="P3" text:outline-level="2"><text:bookmark text:name="fancy-title-5d9480c49b4f2"/>Step 1</text:h>
      <text:p text:style-name="Text_20_body">Update apt source list</text:p>
      <text:p text:style-name="Text_20_body"><text:span text:style-name="Source_20_Text"><text:span text:style-name="T1">sudo apt-get update</text:span></text:span></text:p>
      <text:h text:style-name="P4" text:outline-level="2"><text:bookmark text:name="fancy-title-5d9480c49c202"/>Step 2</text:h>
      <text:p text:style-name="Text_20_body">Install Updates</text:p>
      <text:p text:style-name="Text_20_body"><text:span text:style-name="Source_20_Text"><text:span text:style-name="T1">sudo apt-get upgrade</text:span></text:span></text:p>
      <text:h text:style-name="P4" text:outline-level="2"><text:bookmark text:name="fancy-title-5d9480c49cc2f"/>Step 3</text:h>
      <text:p text:style-name="Text_20_body">Install Python Dependencies for Odoo</text:p>
      <text:p text:style-name="Text_20_body"><text:span text:style-name="Source_20_Text"><text:span text:style-name="T1">sudo apt-get install python-dateutil python-docutils python-feedparser python-jinja2 python-ldap python-libxslt1 python-lxml python-mako python-mock python-openid python-psycopg2 python-psutil python-pybabel python-pychart python-pydot python-pyparsing python-reportlab python-simplejson python-tz python-unittest2 python-vatnumber python-vobject python-webdav python-werkzeug python-xlwt python-yaml python-zsi poppler-utils python-pip python-pypdf python-passlib python-decorator gcc python-dev mc bzr python-setuptools python-markupsafe python-reportlab-accel python-zsi python-yaml python-argparse python-openssl python-egenix-mxdatetime python-usb python-serial lptools make python-pydot python-psutil python-paramiko poppler-utils python-pdftools antiword python-requests python-xlsxwriter python-suds python-psycogreen python-ofxparse python-gevent</text:span></text:span></text:p>
      <text:p text:style-name="P6"><text:span text:style-name="Source_20_Text"><text:span text:style-name="T2">Las dependencias estan en el requirements.txt</text:span></text:span></text:p>
      <text:h text:style-name="P4" text:outline-level="2"><text:bookmark text:name="fancy-title-5d9480c49d709"/>Step 4</text:h>
      <text:p text:style-name="Text_20_body">Odoo Web Dependencies</text:p>
      <text:p text:style-name="Text_20_body"><text:span text:style-name="Source_20_Text"><text:span text:style-name="T1">sudo apt-get install -y npm</text:span></text:span><text:line-break/><text:span text:style-name="Source_20_Text"><text:span text:style-name="T1">sudo ln -s /usr/bin/nodejs /usr/bin/node</text:span></text:span><text:line-break/><text:span text:style-name="Source_20_Text"><text:span text:style-name="T1">sudo npm install -g less less-plugin-clean-css</text:span></text:span></text:p>
      <text:h text:style-name="P4" text:outline-level="2"><text:bookmark text:name="fancy-title-5d9480c49e1b6"/><text:soft-page-break/>Step 5</text:h>
      <text:p text:style-name="Text_20_body">Install PostgreSQL </text:p>
      <text:p text:style-name="Text_20_body"><text:span text:style-name="Source_20_Text"><text:span text:style-name="T1">sudo apt-get install python-software-properties</text:span></text:span><text:line-break/><text:span text:style-name="Source_20_Text"><text:span text:style-name="T1">sudo vim /etc/apt/sources.list.d/pgdg.list</text:span></text:span><text:line-break/><text:span text:style-name="T1">add a line for the repository</text:span><text:line-break/><text:span text:style-name="Source_20_Text"><text:span text:style-name="T1">deb http://apt.postgresql.org/pub/repos/apt/ xenial-pgdg main</text:span></text:span><text:line-break/><text:span text:style-name="Source_20_Text"><text:span text:style-name="T1">wget --quiet -O - https://www.postgresql.org/media/keys/ACCC4CF8.asc | sudo apt-key add -</text:span></text:span><text:line-break/><text:span text:style-name="Source_20_Text"><text:span text:style-name="T1">sudo apt-get update</text:span></text:span><text:line-break/><text:span text:style-name="Source_20_Text"><text:span text:style-name="T1">sudo apt-get install postgresql-9.6</text:span></text:span></text:p>
      <text:h text:style-name="P4" text:outline-level="2"><text:bookmark text:name="fancy-title-5d9480c49ed04"/>Step 6</text:h>
      <text:p text:style-name="Text_20_body">Create Database user for Odoo</text:p>
      <text:p text:style-name="Text_20_body"><text:span text:style-name="Source_20_Text"><text:span text:style-name="T1">sudo su postgres</text:span></text:span><text:line-break/><text:span text:style-name="Source_20_Text"><text:span text:style-name="T1">cd</text:span></text:span><text:line-break/><text:span text:style-name="Source_20_Text"><text:span text:style-name="T1">createuser -s odoo</text:span></text:span><text:line-break/><text:span text:style-name="Source_20_Text"><text:span text:style-name="T1">createuser -s ubuntu_user_name</text:span></text:span><text:line-break/><text:span text:style-name="Source_20_Text"><text:span text:style-name="T1">exit</text:span></text:span></text:p>
      <text:h text:style-name="P4" text:outline-level="2"><text:bookmark text:name="fancy-title-5d9480c49f811"/>Step 7</text:h>
      <text:p text:style-name="Text_20_body">Create Odoo user and group</text:p>
      <text:p text:style-name="Text_20_body"><text:span text:style-name="Source_20_Text"><text:span text:style-name="T1">sudo adduser --system --home=/opt/odoo --group odoo</text:span></text:span></text:p>
      <text:h text:style-name="P4" text:outline-level="2"><text:bookmark text:name="fancy-title-5d9480c4a0299"/>Step 8</text:h>
      <text:p text:style-name="Text_20_body">Install Gdata</text:p>
      <text:p text:style-name="Text_20_body"><text:span text:style-name="Source_20_Text"><text:span text:style-name="T1">cd /opt/odoo</text:span></text:span><text:line-break/><text:span text:style-name="T1">Go to the link “https://pypi.python.org/pypi/gdata” and download the gdata-2.0.18 and transfer the file to server.</text:span><text:line-break/><text:span text:style-name="T1">Otherwise through terminal follow the below step:</text:span><text:line-break/><text:span text:style-name="Source_20_Text"><text:span text:style-name="T1">sudo wget https://pypi.python.org/packages/a8/70/bd554151443fe9e89d9a934a7891aaffc63b9cb5c7d608972919a002c03c/gdata-2.0.18.tar.gz</text:span></text:span><text:line-break/><text:span text:style-name="Source_20_Text"><text:span text:style-name="T1">sudo tar zxvf gdata-2.0.18.tar.gz</text:span></text:span><text:line-break/><text:span text:style-name="Source_20_Text"><text:span text:style-name="T1">sudo chown -R odoo: gdata-2.0.18</text:span></text:span><text:line-break/><text:soft-page-break/><text:span text:style-name="Source_20_Text"><text:span text:style-name="T1">sudo -s</text:span></text:span><text:line-break/><text:span text:style-name="Source_20_Text"><text:span text:style-name="T1">cd gdata-2.0.18/</text:span></text:span><text:line-break/><text:span text:style-name="Source_20_Text"><text:span text:style-name="T1">python setup.py install</text:span></text:span><text:line-break/><text:span text:style-name="Source_20_Text"><text:span text:style-name="T1">exit</text:span></text:span></text:p>
      <text:h text:style-name="P4" text:outline-level="2"><text:bookmark text:name="fancy-title-5d9480c4a0e84"/>Step 9</text:h>
      <text:p text:style-name="Text_20_body">Odoo 10 Download from GitHub</text:p>
      <text:p text:style-name="Text_20_body">Get lastest Odoo 10 from github repository. Download the Zip file from URL : “https://github.com/odoo/odoo/tree/10.0″ . Transfer the same file to /opt/odoo directory on server through ftp. Otherwise Follow the below Step<text:line-break/><text:span text:style-name="Source_20_Text"><text:span text:style-name="T1">cd /opt/odoo</text:span></text:span><text:line-break/><text:span text:style-name="Source_20_Text"><text:span text:style-name="T1">sudo wget https://github.com/odoo/odoo/archive/10.0.zip</text:span></text:span><text:line-break/><text:span text:style-name="Source_20_Text"><text:span text:style-name="T1">sudo unzip 10.0.zip</text:span></text:span><text:line-break/><text:span text:style-name="Source_20_Text"><text:span text:style-name="T1">sudo chown -R odoo: odoo-10.0</text:span></text:span><text:line-break/>Or Git Clone Odoo<text:line-break/><text:span text:style-name="Source_20_Text"><text:span text:style-name="T1">git clone --depth=1 --branch=10.0 https://github.com/odoo/odoo.git /opt/odoo/odoo</text:span></text:span><text:line-break/><text:span text:style-name="Source_20_Text"><text:span text:style-name="T1">sudo mv odoo/ odoo-10.0/ </text:span></text:span><text:line-break/><text:span text:style-name="Source_20_Text"><text:span text:style-name="T1">sudo chown -R odoo: odoo-10.0</text:span></text:span></text:p>
      <text:h text:style-name="P4" text:outline-level="2"><text:bookmark text:name="fancy-title-5d9480c4a1a49"/>Step 10</text:h>
      <text:p text:style-name="Text_20_body">Create Odoo Log File</text:p>
      <text:p text:style-name="Text_20_body"><text:span text:style-name="Source_20_Text"><text:span text:style-name="T1">sudo mkdir /var/log/odoo</text:span></text:span><text:line-break/><text:span text:style-name="Source_20_Text"><text:span text:style-name="T1">sudo chown -R odoo:root /var/log/odoo</text:span></text:span></text:p>
      <text:h text:style-name="P4" text:outline-level="2"><text:bookmark text:name="fancy-title-5d9480c4a2514"/>Step 11</text:h>
      <text:p text:style-name="Text_20_body">Edit Odoo configuration file</text:p>
      <text:p text:style-name="Text_20_body"><text:span text:style-name="Source_20_Text"><text:span text:style-name="T1">sudo cp /opt/odoo/odoo-10.0/debian/odoo.conf /etc/odoo.conf</text:span></text:span><text:line-break/><text:span text:style-name="Source_20_Text"><text:span text:style-name="T1">sudo chown odoo: /etc/odoo.conf</text:span></text:span><text:line-break/><text:span text:style-name="Source_20_Text"><text:span text:style-name="T1">sudo vim /etc/odoo.conf</text:span></text:span><text:line-break/><text:span text:style-name="Source_20_Text"><text:span text:style-name="T1">#Copy and paste below content in config file , write correct addons paths</text:span></text:span><text:line-break/><text:span text:style-name="Source_20_Text"><text:span text:style-name="T1">[options]<text:line-break/>; This is the password that allows database operations:<text:line-break/>; admin_passwd = PASSWORD<text:line-break/>db_host = False<text:line-break/>db_port = False<text:line-break/></text:span></text:span><text:soft-page-break/><text:span text:style-name="Source_20_Text"><text:span text:style-name="T1">db_user = odoo<text:line-break/>db_password = False<text:line-break/>addons_path = /opt/odoo/odoo-10.0/addons<text:line-break/>;Log Settings<text:line-break/>logfile = /var/log/odoo/odoo.log<text:line-break/>log_level = error</text:span></text:span></text:p>
      <text:h text:style-name="P4" text:outline-level="2"><text:bookmark text:name="fancy-title-5d9480c4a3177"/>Step 12</text:h>
      <text:p text:style-name="Text_20_body">WKHTMLTOPDF for Odoo</text:p>
      <text:p text:style-name="Text_20_body">Follow the steps mention in below link and then return back for the next step.<text:line-break/><text:span text:style-name="Source_20_Text"><text:span text:style-name="T1">https://www.getopenerp.com/wkhtmltopdf-for-odoo8/</text:span></text:span></text:p>
      <text:h text:style-name="P4" text:outline-level="2"><text:bookmark text:name="fancy-title-5d9480c4a3c24"/>Step 13</text:h>
      <text:p text:style-name="Text_20_body">Now Start Odoo Server</text:p>
      <text:p text:style-name="Text_20_body"><text:span text:style-name="Source_20_Text"><text:span text:style-name="T1">cd /opt/odoo/odoo-10.0</text:span></text:span><text:line-break/><text:span text:style-name="Source_20_Text"><text:span text:style-name="T1">./odoo-bin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4T13:47:56.486070730</dc:date>
    <meta:editing-duration>PT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41" meta:word-count="419" meta:character-count="3546" meta:non-whitespace-character-count="3172"/>
  </office:meta>
</office:document-meta>
</file>